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F3695C96B3A1F4B0.png" manifest:media-type="image/png"/>
  <manifest:file-entry manifest:full-path="Pictures/1000011E00000295000002954C95E116B16AA5A4.svg" manifest:media-type="image/svg+xml"/>
  <manifest:file-entry manifest:full-path="Pictures/100002010000008100000081D8087DD40AE3ABB7.png" manifest:media-type="image/png"/>
  <manifest:file-entry manifest:full-path="Pictures/100016A200000D5500000D5598F7DF757953DF2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Noto Sans Condensed ExtraBold" svg:font-family="'Noto Sans Condensed Extra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41cm" svg:stroke-color="#000000" draw:marker-start="" draw:marker-start-width="0.411cm" draw:marker-end-width="0.411cm" draw:fill="none" draw:fill-color="#000000" draw:textarea-horizontal-align="justify" draw:textarea-vertical-align="middle" draw:auto-grow-height="false" fo:min-height="2.669cm" fo:min-width="2.421cm" fo:padding-top="0.195cm" fo:padding-bottom="0.195cm" fo:padding-left="0.32cm" fo:padding-right="0.32cm"/>
    </style:style>
    <style:style style:name="gr2" style:family="graphic" style:parent-style-name="standard">
      <style:graphic-properties draw:stroke="solid" svg:stroke-width="0.141cm" svg:stroke-color="#000000" draw:marker-start="" draw:marker-start-width="0.411cm" draw:marker-end-width="0.411cm" draw:fill="none" draw:fill-color="#000000" draw:textarea-horizontal-align="justify" draw:textarea-vertical-align="middle" draw:auto-grow-height="false" fo:min-height="1.771cm" fo:min-width="0.694cm" fo:padding-top="0.195cm" fo:padding-bottom="0.195cm" fo:padding-left="0.32cm" fo:padding-right="0.32cm"/>
    </style:style>
    <style:style style:name="gr3" style:family="graphic" style:parent-style-name="standard">
      <style:graphic-properties draw:stroke="solid" svg:stroke-width="0.141cm" svg:stroke-color="#000000" draw:marker-start="" draw:marker-start-width="0.411cm" draw:marker-end-width="0.411cm" draw:fill="none" draw:fill-color="#000000" draw:textarea-horizontal-align="justify" draw:textarea-vertical-align="middle" draw:auto-grow-height="false" fo:min-height="1.771cm" fo:min-width="2.421cm" fo:padding-top="0.195cm" fo:padding-bottom="0.195cm" fo:padding-left="0.32cm" fo:padding-right="0.32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141cm" svg:stroke-color="#000000" draw:marker-start="" draw:marker-start-width="0.411cm" draw:marker-end-width="0.411cm" draw:fill="none" draw:fill-color="#000000" draw:textarea-horizontal-align="justify" draw:textarea-vertical-align="middle" draw:auto-grow-height="false" fo:min-height="0.508cm" fo:min-width="0.005cm" fo:padding-top="0.195cm" fo:padding-bottom="0.195cm" fo:padding-left="0.32cm" fo:padding-right="0.32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61cm" svg:height="3.059cm" svg:x="0.27cm" svg:y="0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34cm" svg:height="2.161cm" svg:x="1.997cm" svg:y="0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061cm" svg:height="2.161cm" svg:x="0.27cm" svg:y="0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486cm" svg:y1="0.594cm" svg:x2="1.242cm" svg:y2="0.594cm">
          <text:p/>
        </draw:line>
        <draw:line draw:style-name="gr4" draw:text-style-name="P2" draw:layer="layout" svg:x1="0.594cm" svg:y1="0.764cm" svg:x2="1.459cm" svg:y2="0.764cm">
          <text:p/>
        </draw:line>
        <draw:line draw:style-name="gr4" draw:text-style-name="P2" draw:layer="layout" svg:x1="0.594cm" svg:y1="0.934cm" svg:x2="1.459cm" svg:y2="0.934cm">
          <text:p/>
        </draw:line>
        <draw:line draw:style-name="gr4" draw:text-style-name="P2" draw:layer="layout" svg:x1="0.594cm" svg:y1="1.104cm" svg:x2="1.245cm" svg:y2="1.104cm">
          <text:p/>
        </draw:line>
        <draw:line draw:style-name="gr4" draw:text-style-name="P2" draw:layer="layout" svg:x1="0.49cm" svg:y1="1.444cm" svg:x2="1.246cm" svg:y2="1.444cm">
          <text:p/>
        </draw:line>
        <draw:line draw:style-name="gr4" draw:text-style-name="P2" draw:layer="layout" svg:x1="0.594cm" svg:y1="1.613cm" svg:x2="1.247cm" svg:y2="1.613cm">
          <text:p/>
        </draw:line>
        <draw:line draw:style-name="gr4" draw:text-style-name="P2" draw:layer="layout" svg:x1="0.594cm" svg:y1="1.783cm" svg:x2="1.35cm" svg:y2="1.781cm">
          <text:p/>
        </draw:line>
        <draw:line draw:style-name="gr4" draw:text-style-name="P2" draw:layer="layout" svg:x1="0.594cm" svg:y1="1.953cm" svg:x2="1.249cm" svg:y2="1.953cm">
          <text:p/>
        </draw:line>
        <draw:line draw:style-name="gr4" draw:text-style-name="P2" draw:layer="layout" svg:x1="1.121cm" svg:y1="2.632cm" svg:x2="2.866cm" svg:y2="2.632cm">
          <text:p/>
        </draw:line>
        <draw:line draw:style-name="gr4" draw:text-style-name="P2" draw:layer="layout" svg:x1="1.121cm" svg:y1="2.802cm" svg:x2="2.969cm" svg:y2="2.802cm">
          <text:p/>
        </draw:line>
        <draw:line draw:style-name="gr4" draw:text-style-name="P2" draw:layer="layout" svg:x1="1.121cm" svg:y1="2.972cm" svg:x2="3.174cm" svg:y2="2.972cm">
          <text:p/>
        </draw:line>
        <draw:custom-shape draw:style-name="gr5" draw:text-style-name="P1" draw:layer="layout" svg:width="0.645cm" svg:height="0.898cm" svg:x="0.27cm" svg:y="2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122cm" svg:y1="3.142cm" svg:x2="2.756cm" svg:y2="3.142cm">
          <text:p/>
        </draw:line>
        <draw:frame draw:style-name="gr6" draw:text-style-name="P3" draw:layer="layout" svg:width="2.487cm" svg:height="2.486cm" svg:x="1.133cm" svg:y="0.27cm">
          <draw:image xlink:href="Pictures/100016A200000D5500000D5598F7DF757953DF2C.svg" xlink:type="simple" xlink:show="embed" xlink:actuate="onLoad" loext:mime-type="image/svg+xml">
            <text:p/>
          </draw:image>
          <draw:image xlink:href="Pictures/100002010000008100000081D8087DD40AE3ABB7.png" xlink:type="simple" xlink:show="embed" xlink:actuate="onLoad" loext:mime-type="image/png"/>
        </draw:frame>
        <draw:frame draw:style-name="gr7" draw:text-style-name="P3" draw:layer="layout" svg:width="0.654cm" svg:height="0.654cm" svg:x="2.59cm" svg:y="1.711cm">
          <draw:image xlink:href="Pictures/1000011E00000295000002954C95E116B16AA5A4.svg" xlink:type="simple" xlink:show="embed" xlink:actuate="onLoad" loext:mime-type="image/svg+xml">
            <text:p/>
          </draw:image>
          <draw:image xlink:href="Pictures/100002010000001900000019F3695C96B3A1F4B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Noto Sans Condensed ExtraBold" svg:font-family="'Noto Sans Condensed Extra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3.6cm" fo:page-height="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1T12:03:14.553208688</dc:date>
    <meta:editing-duration>PT30M25S</meta:editing-duration>
    <meta:editing-cycles>7</meta:editing-cycles>
    <meta:generator>LibreOffice/6.4.6.2$Linux_X86_64 LibreOffice_project/40$Build-2</meta:generator>
    <meta:document-statistic meta:object-count="18"/>
  </office:meta>
</office:document-meta>
</file>